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field="urn:openoffice:names:experimental:ooo-ms-interop:xmlns:field:1.0" xmlns:rpt="http://openoffice.org/2005/report" xmlns:chart="urn:oasis:names:tc:opendocument:xmlns:chart:1.0" xmlns:css3t="http://www.w3.org/TR/css3-text/" xmlns:svg="urn:oasis:names:tc:opendocument:xmlns:svg-compatible:1.0" xmlns:dr3d="urn:oasis:names:tc:opendocument:xmlns:dr3d:1.0" xmlns:ooow="http://openoffice.org/2004/writer" xmlns:draw="urn:oasis:names:tc:opendocument:xmlns:drawing:1.0" xmlns:text="urn:oasis:names:tc:opendocument:xmlns:text:1.0" xmlns:style="urn:oasis:names:tc:opendocument:xmlns:style:1.0" xmlns:table="urn:oasis:names:tc:opendocument:xmlns:table:1.0" xmlns:ooo="http://openoffice.org/2004/office" xmlns:xlink="http://www.w3.org/1999/xlink" xmlns:office="urn:oasis:names:tc:opendocument:xmlns:office:1.0" xmlns:dc="http://purl.org/dc/elements/1.1/" xmlns:fo="urn:oasis:names:tc:opendocument:xmlns:xsl-fo-compatible:1.0" xmlns:meta="urn:oasis:names:tc:opendocument:xmlns:meta:1.0"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orm="urn:oasis:names:tc:opendocument:xmlns:form:1.0" xmlns:dom="http://www.w3.org/2001/xml-events" xmlns:xforms="http://www.w3.org/2002/xforms" xmlns:xsd="http://www.w3.org/2001/XMLSchema" xmlns:xsi="http://www.w3.org/2001/XMLSchema-instance" xmlns:formx="urn:openoffice:names:experimental:ooxml-odf-interop:xmlns:form:1.0" xmlns:presentation="urn:oasis:names:tc:opendocument:xmlns:presentation:1.0" xmlns:xhtml="http://www.w3.org/1999/xhtml" xmlns:grddl="http://www.w3.org/2003/g/data-view#" xmlns:smil="urn:oasis:names:tc:opendocument:xmlns:smil-compatible:1.0"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ffffcc"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fo:min-height="7.893cm" fo:min-width="20.455cm"/>
    </style:style>
    <style:style style:name="gr3" style:family="graphic" style:parent-style-name="standard">
      <style:graphic-properties draw:fill-color="#ffffcc" draw:textarea-horizontal-align="justify" draw:textarea-vertical-align="middle" draw:auto-grow-height="false" fo:min-height="10.545cm" fo:min-width="9.787cm"/>
    </style:style>
    <style:style style:name="gr4" style:family="graphic" style:parent-style-name="standard">
      <style:graphic-properties draw:fill-color="#ffffcc" draw:textarea-horizontal-align="justify" draw:textarea-vertical-align="middle" draw:auto-grow-height="false" fo:min-height="5.473cm" fo:min-width="11.794cm"/>
    </style:style>
    <style:style style:name="gr5" style:family="graphic" style:parent-style-name="standard">
      <style:graphic-properties draw:fill-color="#ffffcc" draw:textarea-horizontal-align="justify" draw:textarea-vertical-align="middle" draw:auto-grow-height="false" fo:min-height="6.127cm" fo:min-width="9.787cm"/>
    </style:style>
    <style:style style:name="gr6" style:family="graphic" style:parent-style-name="standard">
      <style:graphic-properties draw:fill-color="#ffffcc" draw:textarea-horizontal-align="justify" draw:textarea-vertical-align="middle" draw:auto-grow-height="false" fo:min-height="6.1cm" fo:min-width="9.665cm"/>
    </style:style>
    <style:style style:name="gr7" style:family="graphic" style:parent-style-name="standard">
      <style:graphic-properties draw:fill-color="#ffffcc" draw:textarea-horizontal-align="justify" draw:textarea-vertical-align="middle" draw:auto-grow-height="false" fo:min-height="10.672cm" fo:min-width="30.893cm"/>
    </style:style>
    <style:style style:name="gr8" style:family="graphic" style:parent-style-name="standard">
      <style:graphic-properties draw:fill-color="#ff9966" draw:textarea-horizontal-align="justify" draw:textarea-vertical-align="middle" draw:auto-grow-height="false"/>
      <style:paragraph-properties style:writing-mode="lr-tb"/>
    </style:style>
    <style:style style:name="gr9" style:family="graphic" style:parent-style-name="standard">
      <style:graphic-properties svg:stroke-width="0.152cm" draw:marker-start-width="0.432cm" draw:marker-end-width="0.432cm" draw:fill-color="#ffffff" draw:textarea-horizontal-align="justify" draw:textarea-vertical-align="middle" draw:auto-grow-height="false" fo:min-height="9.121cm" fo:min-width="4.069cm" fo:padding-top="0.201cm" fo:padding-bottom="0.201cm" fo:padding-left="0.326cm" fo:padding-right="0.326cm"/>
      <style:paragraph-properties style:writing-mode="lr-tb"/>
    </style:style>
    <style:style style:name="gr10" style:family="graphic" style:parent-style-name="standard">
      <style:graphic-properties svg:stroke-width="0.152cm" draw:marker-start-width="0.432cm" draw:marker-end-width="0.432cm" draw:fill-color="#ffffff" draw:textarea-horizontal-align="justify" draw:textarea-vertical-align="middle" draw:auto-grow-height="false" fo:min-height="2.959cm" fo:min-width="2.328cm" fo:padding-top="0.201cm" fo:padding-bottom="0.201cm" fo:padding-left="0.326cm" fo:padding-right="0.326cm"/>
      <style:paragraph-properties style:writing-mode="lr-tb"/>
    </style:style>
    <style:style style:name="gr11" style:family="graphic" style:parent-style-name="standard">
      <style:graphic-properties svg:stroke-width="0.152cm" draw:marker-start-width="0.432cm" draw:marker-end-width="0.432cm" draw:fill-color="#ff9966" draw:textarea-horizontal-align="justify" draw:textarea-vertical-align="middle" draw:auto-grow-height="false" fo:min-height="4.117cm" fo:min-width="3.359cm" fo:padding-top="0.201cm" fo:padding-bottom="0.201cm" fo:padding-left="0.326cm" fo:padding-right="0.326cm"/>
      <style:paragraph-properties style:writing-mode="lr-tb"/>
    </style:style>
    <style:style style:name="gr12" style:family="graphic" style:parent-style-name="standard">
      <style:graphic-properties svg:stroke-width="0.152cm" draw:marker-start-width="0.432cm" draw:marker-end-width="0.432cm" draw:fill-color="#ffffff" draw:textarea-horizontal-align="justify" draw:textarea-vertical-align="middle" draw:auto-grow-height="false" fo:min-height="2.907cm" fo:min-width="3.753cm" fo:padding-top="0.201cm" fo:padding-bottom="0.201cm" fo:padding-left="0.326cm" fo:padding-right="0.326cm"/>
      <style:paragraph-properties style:writing-mode="lr-tb"/>
    </style:style>
    <style:style style:name="gr13" style:family="graphic" style:parent-style-name="standard">
      <style:graphic-properties draw:fill-color="#ffffff" draw:textarea-horizontal-align="justify" draw:textarea-vertical-align="middle" draw:auto-grow-height="false" fo:min-height="4.106cm" fo:min-width="5.457cm"/>
      <style:paragraph-properties style:writing-mode="lr-tb"/>
    </style:style>
    <style:style style:name="gr14" style:family="graphic" style:parent-style-name="standard">
      <style:graphic-properties svg:stroke-width="0.152cm" draw:marker-start-width="0.432cm" draw:marker-end-width="0.432cm" draw:fill-color="#ffffff" draw:textarea-horizontal-align="justify" draw:textarea-vertical-align="middle" draw:auto-grow-height="false" fo:min-height="4.733cm" fo:min-width="4.299cm" fo:padding-top="0.201cm" fo:padding-bottom="0.201cm" fo:padding-left="0.326cm" fo:padding-right="0.326cm"/>
      <style:paragraph-properties style:writing-mode="lr-tb"/>
    </style:style>
    <style:style style:name="gr15" style:family="graphic" style:parent-style-name="standard">
      <style:graphic-properties draw:fill-color="#ffffff" draw:textarea-horizontal-align="justify" draw:textarea-vertical-align="middle" draw:auto-grow-height="false" fo:min-height="7.426cm" fo:min-width="3.763cm"/>
      <style:paragraph-properties style:writing-mode="lr-tb"/>
    </style:style>
    <style:style style:name="gr16" style:family="graphic" style:parent-style-name="standard">
      <style:graphic-properties draw:fill="solid" draw:fill-color="#ff9966" draw:textarea-horizontal-align="justify" draw:textarea-vertical-align="middle" draw:auto-grow-height="false" fo:min-height="2.755cm" fo:min-width="3.24cm"/>
      <style:paragraph-properties style:writing-mode="lr-tb"/>
    </style:style>
    <style:style style:name="gr17" style:family="graphic" style:parent-style-name="standard">
      <style:graphic-properties draw:fill-color="#ffffff" draw:textarea-horizontal-align="justify" draw:textarea-vertical-align="middle" draw:auto-grow-height="false" fo:min-height="0.668cm" fo:min-width="2.196cm"/>
      <style:paragraph-properties style:writing-mode="lr-tb"/>
    </style:style>
    <style:style style:name="gr18" style:family="graphic" style:parent-style-name="standard">
      <style:graphic-properties svg:stroke-width="0.152cm" draw:marker-start-width="0.432cm" draw:marker-end-width="0.432cm" draw:fill-color="#ffffff" draw:textarea-horizontal-align="justify" draw:textarea-vertical-align="middle" draw:auto-grow-height="false" fo:min-height="3.95cm" fo:min-width="3.608cm" fo:padding-top="0.201cm" fo:padding-bottom="0.201cm" fo:padding-left="0.326cm" fo:padding-right="0.326cm"/>
      <style:paragraph-properties style:writing-mode="lr-tb"/>
    </style:style>
    <style:style style:name="gr19" style:family="graphic" style:parent-style-name="standard">
      <style:graphic-properties draw:fill-color="#ffffff" draw:textarea-horizontal-align="justify" draw:textarea-vertical-align="middle" draw:auto-grow-height="false" fo:min-height="5.338cm" fo:min-width="4.199cm"/>
      <style:paragraph-properties style:writing-mode="lr-tb"/>
    </style:style>
    <style:style style:name="gr20" style:family="graphic" style:parent-style-name="standard">
      <style:graphic-properties draw:fill-color="#ffffff" draw:textarea-horizontal-align="justify" draw:textarea-vertical-align="middle" draw:auto-grow-height="false"/>
      <style:paragraph-properties style:writing-mode="lr-tb"/>
    </style:style>
    <style:style style:name="gr21" style:family="graphic" style:parent-style-name="standard">
      <style:graphic-properties svg:stroke-width="0.152cm" draw:marker-start-width="0.432cm" draw:marker-end-width="0.432cm" draw:fill-color="#ffffff" draw:textarea-horizontal-align="justify" draw:textarea-vertical-align="middle" draw:auto-grow-height="false" fo:min-height="2.615cm" fo:min-width="4.143cm" fo:padding-top="0.201cm" fo:padding-bottom="0.201cm" fo:padding-left="0.326cm" fo:padding-right="0.32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5.49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7.118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2.009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2.78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5.471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1.907cm"/>
      <style:paragraph-properties style:writing-mode="lr-tb"/>
    </style:style>
    <style:style style:name="gr28" style:family="graphic" style:parent-style-name="standard">
      <style:graphic-properties draw:textarea-vertical-align="middle" draw:auto-grow-height="false" fo:min-height="0.749cm" fo:min-width="0.499cm"/>
    </style:style>
    <style:style style:name="gr29" style:family="graphic" style:parent-style-name="standard">
      <style:graphic-properties draw:textarea-vertical-align="middle" draw:auto-grow-height="false" fo:min-height="5.084cm" fo:min-width="2.802cm"/>
    </style:style>
    <style:style style:name="gr30" style:family="graphic" style:parent-style-name="standard">
      <style:graphic-properties draw:textarea-vertical-align="middle" draw:auto-grow-height="false" fo:min-height="2.29cm" fo:min-width="2.802cm"/>
    </style:style>
    <style:style style:name="gr31" style:family="graphic" style:parent-style-name="standard">
      <style:graphic-properties draw:textarea-vertical-align="middle" draw:auto-grow-height="false" fo:min-height="8.005cm" fo:min-width="2.929cm"/>
    </style:style>
    <style:style style:name="gr32" style:family="graphic" style:parent-style-name="standard">
      <style:graphic-properties svg:stroke-width="0.152cm" draw:marker-start-width="0.432cm" draw:marker-end-width="0.432cm" draw:fill-color="#ffffff" draw:textarea-horizontal-align="justify" draw:textarea-vertical-align="middle" draw:auto-grow-height="false" fo:min-height="3.496cm" fo:min-width="3.373cm" fo:padding-top="0.201cm" fo:padding-bottom="0.201cm" fo:padding-left="0.326cm" fo:padding-right="0.326cm"/>
      <style:paragraph-properties style:writing-mode="lr-tb"/>
    </style:style>
    <style:style style:name="gr33" style:family="graphic" style:parent-style-name="standard">
      <style:graphic-properties svg:stroke-width="0.152cm" draw:marker-start-width="0.432cm" draw:marker-end-width="0.432cm" draw:fill="solid" draw:fill-color="#ffffff" draw:textarea-horizontal-align="justify" draw:textarea-vertical-align="middle" draw:auto-grow-height="false" fo:min-height="5.845cm" fo:min-width="3.825cm" fo:padding-top="0.201cm" fo:padding-bottom="0.201cm" fo:padding-left="0.326cm" fo:padding-right="0.326cm"/>
      <style:paragraph-properties style:writing-mode="lr-tb"/>
    </style:style>
    <style:style style:name="gr34" style:family="graphic" style:parent-style-name="standard">
      <style:graphic-properties svg:stroke-width="0.152cm" draw:marker-start-width="0.432cm" draw:marker-end-width="0.432cm" draw:fill="solid" draw:fill-color="#ffffff" draw:textarea-horizontal-align="justify" draw:textarea-vertical-align="middle" draw:auto-grow-height="false" fo:min-height="2.808cm" fo:min-width="3.425cm" fo:padding-top="0.201cm" fo:padding-bottom="0.201cm" fo:padding-left="0.326cm" fo:padding-right="0.326cm"/>
      <style:paragraph-properties style:writing-mode="lr-tb"/>
    </style:style>
    <style:style style:name="gr35" style:family="graphic" style:parent-style-name="standard">
      <style:graphic-properties svg:stroke-width="0.152cm" draw:marker-start-width="0.432cm" draw:marker-end-width="0.432cm" draw:fill="solid" draw:fill-color="#ffffff" draw:textarea-horizontal-align="justify" draw:textarea-vertical-align="middle" draw:auto-grow-height="false" fo:min-height="1.693cm" fo:min-width="4.45cm" fo:padding-top="0.201cm" fo:padding-bottom="0.201cm" fo:padding-left="0.326cm" fo:padding-right="0.326cm"/>
      <style:paragraph-properties style:writing-mode="lr-tb"/>
    </style:style>
    <style:style style:name="gr36" style:family="graphic" style:parent-style-name="standard">
      <style:graphic-properties svg:stroke-width="0.152cm" draw:marker-start-width="0.432cm" draw:marker-end-width="0.432cm" draw:fill="solid" draw:fill-color="#ff9966" draw:textarea-horizontal-align="justify" draw:textarea-vertical-align="middle" draw:auto-grow-height="false" fo:min-height="1.204cm" fo:min-width="4.504cm" fo:padding-top="0.201cm" fo:padding-bottom="0.201cm" fo:padding-left="0.326cm" fo:padding-right="0.326cm"/>
      <style:paragraph-properties style:writing-mode="lr-tb"/>
    </style:style>
    <style:style style:name="gr37" style:family="graphic" style:parent-style-name="standard">
      <style:graphic-properties svg:stroke-width="0.152cm" draw:marker-start-width="0.432cm" draw:marker-end-width="0.432cm" draw:fill="solid" draw:fill-color="#ff9966" draw:textarea-horizontal-align="justify" draw:textarea-vertical-align="middle" draw:auto-grow-height="false" fo:padding-top="0.201cm" fo:padding-bottom="0.201cm" fo:padding-left="0.326cm" fo:padding-right="0.326cm"/>
      <style:paragraph-properties style:writing-mode="lr-tb"/>
    </style:style>
    <style:style style:name="gr38" style:family="graphic" style:parent-style-name="standard">
      <style:graphic-properties svg:stroke-width="0.152cm" draw:marker-start-width="0.432cm" draw:marker-end-width="0.432cm" draw:fill="solid" draw:fill-color="#ff9966" draw:textarea-horizontal-align="justify" draw:textarea-vertical-align="middle" draw:auto-grow-height="false" fo:min-height="8.411cm" fo:min-width="3.589cm" fo:padding-top="0.201cm" fo:padding-bottom="0.201cm" fo:padding-left="0.326cm" fo:padding-right="0.326cm"/>
      <style:paragraph-properties style:writing-mode="lr-tb"/>
    </style:style>
    <style:style style:name="gr39" style:family="graphic" style:parent-style-name="standard">
      <style:graphic-properties svg:stroke-width="0.152cm" draw:marker-start-width="0.432cm" draw:marker-end-width="0.432cm" draw:fill-color="#ffffff" draw:textarea-horizontal-align="justify" draw:textarea-vertical-align="middle" draw:auto-grow-height="false" fo:min-height="1.432cm" fo:min-width="2.452cm" fo:padding-top="0.201cm" fo:padding-bottom="0.201cm" fo:padding-left="0.326cm" fo:padding-right="0.326cm"/>
      <style:paragraph-properties style:writing-mode="lr-tb"/>
    </style:style>
    <style:style style:name="gr40" style:family="graphic" style:parent-style-name="standard">
      <style:graphic-properties svg:stroke-width="0.152cm" draw:marker-start-width="0.432cm" draw:marker-end-width="0.432cm" draw:fill-color="#ff9966" draw:textarea-horizontal-align="justify" draw:textarea-vertical-align="middle" draw:auto-grow-height="false" fo:min-height="1.145cm" fo:min-width="4.135cm" fo:padding-top="0.201cm" fo:padding-bottom="0.201cm" fo:padding-left="0.326cm" fo:padding-right="0.326cm"/>
      <style:paragraph-properties style:writing-mode="lr-tb"/>
    </style:style>
    <style:style style:name="gr41" style:family="graphic" style:parent-style-name="standard">
      <style:graphic-properties svg:stroke-width="0.152cm" draw:marker-start-width="0.432cm" draw:marker-end-width="0.432cm" draw:fill-color="#ff9966" draw:textarea-horizontal-align="justify" draw:textarea-vertical-align="middle" draw:auto-grow-height="false" fo:min-height="2.693cm" fo:min-width="3.967cm" fo:padding-top="0.201cm" fo:padding-bottom="0.201cm" fo:padding-left="0.326cm" fo:padding-right="0.326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2.453cm"/>
      <style:paragraph-properties style:writing-mode="lr-tb"/>
    </style:style>
    <style:style style:name="gr43" style:family="graphic" style:parent-style-name="standard">
      <style:graphic-properties draw:fill-color="#ffffff" draw:textarea-horizontal-align="justify" draw:textarea-vertical-align="middle" draw:auto-grow-height="false" fo:min-height="0.21cm" fo:min-width="7.961cm"/>
      <style:paragraph-properties style:writing-mode="lr-tb"/>
    </style:style>
    <style:style style:name="gr44" style:family="graphic" style:parent-style-name="standard">
      <style:graphic-properties draw:fill-color="#ffffff" draw:textarea-horizontal-align="justify" draw:textarea-vertical-align="middle" draw:auto-grow-height="false" fo:min-height="0.896cm" fo:min-width="3.947cm"/>
      <style:paragraph-properties style:writing-mode="lr-tb"/>
    </style:style>
    <style:style style:name="P1" style:family="paragraph">
      <loext:graphic-properties draw:fill-color="#ffffcc"/>
      <style:paragraph-properties fo:text-align="center"/>
    </style:style>
    <style:style style:name="P2" style:family="paragraph">
      <style:paragraph-properties fo:text-align="center" style:writing-mode="lr-tb"/>
    </style:style>
    <style:style style:name="P3" style:family="paragraph">
      <style:paragraph-properties fo:text-align="start" style:writing-mode="lr-tb"/>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color="#ff9966"/>
      <style:paragraph-properties fo:text-align="center" style:writing-mode="lr-tb"/>
    </style:style>
    <style:style style:name="P6" style:family="paragraph">
      <loext:graphic-properties draw:fill-color="#ffffff"/>
      <style:paragraph-properties fo:text-align="center" style:writing-mode="lr-tb"/>
    </style:style>
    <style:style style:name="P7" style:family="paragraph">
      <loext:graphic-properties draw:fill="solid" draw:fill-color="#ff9966"/>
      <style:paragraph-properties fo:text-align="center" style:writing-mode="lr-tb"/>
    </style:style>
    <style:style style:name="P8" style:family="paragraph">
      <loext:graphic-properties draw:fill="none" draw:fill-color="#ffffff"/>
      <style:paragraph-properties style:writing-mode="lr-tb"/>
    </style:style>
    <style:style style:name="P9" style:family="paragraph">
      <style:paragraph-properties fo:text-align="center"/>
    </style:style>
    <style:style style:name="P10" style:family="paragraph">
      <loext:graphic-properties draw:fill="solid" draw:fill-color="#ffffff"/>
      <style:paragraph-properties fo:text-align="center" style:writing-mode="lr-tb"/>
    </style:style>
    <style:style style:name="P11" style:family="paragraph">
      <loext:graphic-properties draw:fill-color="#ffffff"/>
      <style:paragraph-properties fo:text-align="start" style:writing-mode="lr-tb"/>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8pt" fo:font-weight="normal" style:font-size-asian="8pt" style:font-weight-asian="normal" style:font-size-complex="8pt" style:font-weight-complex="normal"/>
    </style:style>
    <style:style style:name="T5" style:family="text">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AR PL UMing HK"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441cm" svg:height="8.247cm" svg:x="21.372cm" svg:y="19.169cm">
          <text:p/>
          <draw:enhanced-geometry svg:viewBox="0 0 21600 21600" draw:type="rectangle" draw:enhanced-path="M 0 0 L 21600 0 21600 21600 0 21600 0 0 Z N"/>
        </draw:custom-shape>
        <draw:custom-shape draw:style-name="gr2" draw:text-style-name="P1" draw:layer="layout" svg:width="20.955cm" svg:height="8.143cm" svg:x="19.669cm" svg:y="28.092cm">
          <text:p/>
          <draw:enhanced-geometry svg:viewBox="0 0 21600 21600" draw:mirror-horizontal="false" draw:mirror-vertical="false" draw:type="rectangle" draw:enhanced-path="M 0 0 L 21600 0 21600 21600 0 21600 0 0 Z N"/>
        </draw:custom-shape>
        <draw:custom-shape draw:style-name="gr3" draw:text-style-name="P1" draw:layer="layout" svg:width="10.287cm" svg:height="10.795cm" svg:x="8.874cm" svg:y="25.44cm">
          <text:p/>
          <draw:enhanced-geometry svg:viewBox="0 0 21600 21600" draw:type="rectangle" draw:enhanced-path="M 0 0 L 21600 0 21600 21600 0 21600 0 0 Z N"/>
        </draw:custom-shape>
        <draw:custom-shape draw:style-name="gr4" draw:text-style-name="P1" draw:layer="layout" svg:width="12.294cm" svg:height="5.723cm" svg:x="8.799cm" svg:y="19.163cm">
          <text:p/>
          <draw:enhanced-geometry svg:viewBox="0 0 21600 21600" draw:type="rectangle" draw:enhanced-path="M 0 0 L 21600 0 21600 21600 0 21600 0 0 Z N"/>
        </draw:custom-shape>
        <draw:custom-shape draw:style-name="gr5" draw:text-style-name="P1" draw:layer="layout" svg:width="10.287cm" svg:height="6.377cm" svg:x="19.345cm" svg:y="12.403cm">
          <text:p/>
          <draw:enhanced-geometry svg:viewBox="0 0 21600 21600" draw:type="rectangle" draw:enhanced-path="M 0 0 L 21600 0 21600 21600 0 21600 0 0 Z N"/>
        </draw:custom-shape>
        <draw:custom-shape draw:style-name="gr6" draw:text-style-name="P1" draw:layer="layout" svg:width="10.165cm" svg:height="6.35cm" svg:x="8.742cm" svg:y="12.376cm">
          <text:p/>
          <draw:enhanced-geometry svg:viewBox="0 0 21600 21600" draw:type="rectangle" draw:enhanced-path="M 0 0 L 21600 0 21600 21600 0 21600 0 0 Z N"/>
        </draw:custom-shape>
        <draw:custom-shape draw:style-name="gr7" draw:text-style-name="P1" draw:layer="layout" svg:width="31.393cm" svg:height="10.922cm" svg:x="8.723cm" svg:y="1.127cm">
          <text:p/>
          <draw:enhanced-geometry svg:viewBox="0 0 21600 21600" draw:type="rectangle" draw:enhanced-path="M 0 0 L 21600 0 21600 21600 0 21600 0 0 Z N"/>
        </draw:custom-shape>
        <draw:custom-shape draw:style-name="gr8" draw:text-style-name="P5" draw:layer="layout" svg:width="4.445cm" svg:height="22.606cm" svg:x="1.008cm" svg:y="6.835cm">
          <text:p text:style-name="P2"><text:span text:style-name="T1">ASH3D.F</text:span><text:span text:style-name="T1">90</text:span></text:p>
          <text:p text:style-name="P3"><text:span text:style-name="T2"/></text:p>
          <text:p text:style-name="P3"><text:span text:style-name="T2">Call </text:span><text:span text:style-name="T2">Parse_Co</text:span><text:span text:style-name="T2">mmand_Lin</text:span><text:span text:style-name="T2">e</text:span></text:p>
          <text:p text:style-name="P3"><text:span text:style-name="T2">Call </text:span><text:span text:style-name="T2">Set_OS_En</text:span><text:span text:style-name="T2">v</text:span></text:p>
          <text:p text:style-name="P3"><text:span text:style-name="T2">Call </text:span><text:span text:style-name="T2">Read_Cont</text:span><text:span text:style-name="T2">rol_File</text:span></text:p>
          <text:p text:style-name="P4"><text:span text:style-name="T2">Call </text:span><text:span text:style-name="T2">input_data_</text:span><text:span text:style-name="T2">ResetPara</text:span><text:span text:style-name="T2">ms</text:span></text:p>
          <text:p text:style-name="P3"><text:span text:style-name="T2">Call </text:span><text:span text:style-name="T2">ReadAirpor</text:span><text:span text:style-name="T2">ts</text:span></text:p>
          <text:p text:style-name="P3"><text:span text:style-name="T2">Call </text:span><text:span text:style-name="T2">alloc_array</text:span><text:span text:style-name="T2">s</text:span></text:p>
          <text:p text:style-name="P3"><text:span text:style-name="T2">Call </text:span><text:span text:style-name="T2">calc_mesh</text:span><text:span text:style-name="T2">_params</text:span></text:p>
          <text:p text:style-name="P3"><text:span text:style-name="T2">Call </text:span><text:span text:style-name="T2">Allocate_So</text:span><text:span text:style-name="T2">urce_Umbr</text:span><text:span text:style-name="T2">ella</text:span></text:p>
          <text:p text:style-name="P3"><text:span text:style-name="T2">Call </text:span><text:span text:style-name="T2">Calc_Norm</text:span><text:span text:style-name="T2">alized_Sour</text:span><text:span text:style-name="T2">ceCol</text:span></text:p>
          <text:p text:style-name="P3"><text:span text:style-name="T2">Call </text:span><text:span text:style-name="T2">NC_Restar</text:span><text:span text:style-name="T2">tFile_Load</text:span><text:span text:style-name="T2">Concen</text:span></text:p>
          <text:p text:style-name="P3"><text:span text:style-name="T2">Call </text:span><text:span text:style-name="T2">Allocate_At</text:span><text:span text:style-name="T2">mosphere_</text:span><text:span text:style-name="T2">Met</text:span></text:p>
          <text:p text:style-name="P3"><text:span text:style-name="T2">Call </text:span><text:span text:style-name="T2">Allocate_Te</text:span><text:span text:style-name="T2">phra_Met</text:span></text:p>
          <text:p text:style-name="P3"><text:span text:style-name="T2">Call </text:span><text:span text:style-name="T2">Allocate_O</text:span><text:span text:style-name="T2">utput_User</text:span><text:span text:style-name="T2">Vars</text:span></text:p>
          <text:p text:style-name="P3"><text:span text:style-name="T2">Call </text:span><text:span text:style-name="T2">MesoInterp</text:span><text:span text:style-name="T2">olater</text:span></text:p>
          <text:p text:style-name="P3"><text:span text:style-name="T2">Call </text:span><text:span text:style-name="T2">output_res</text:span><text:span text:style-name="T2">ults</text:span></text:p>
          <text:p text:style-name="P3"><text:span text:style-name="T2">Call </text:span><text:span text:style-name="T2">Allocate_Nti</text:span><text:span text:style-name="T2">me</text:span></text:p>
          <text:p text:style-name="P3"><text:span text:style-name="T2">Call </text:span><text:span text:style-name="T2">Allocate_Pr</text:span><text:span text:style-name="T2">ofile</text:span></text:p>
          <text:p text:style-name="P3"><text:span text:style-name="T2">Call </text:span><text:span text:style-name="T2">EruptivePul</text:span><text:span text:style-name="T2">se_MassFl</text:span><text:span text:style-name="T2">uxRate</text:span></text:p>
          <text:p text:style-name="P3"><text:span text:style-name="T2"/></text:p>
          <text:p text:style-name="P3"><text:span text:style-name="T2">Loop over </text:span><text:span text:style-name="T2">time:</text:span></text:p>
          <text:p text:style-name="P3"><text:span text:style-name="T2"><text:s text:c="2"/></text:span><text:span text:style-name="T2">Call </text:span><text:span text:style-name="T2">MesoInterp</text:span><text:span text:style-name="T2">olater</text:span></text:p>
          <text:p text:style-name="P3"><text:span text:style-name="T2"><text:s text:c="2"/></text:span><text:span text:style-name="T2">Call </text:span><text:span text:style-name="T2">CheckErup</text:span><text:span text:style-name="T2">tivePulses</text:span></text:p>
          <text:p text:style-name="P3"><text:span text:style-name="T2"><text:s text:c="2"/></text:span><text:span text:style-name="T2">Call </text:span><text:span text:style-name="T2">TephraSour</text:span><text:span text:style-name="T2">ceNodes</text:span></text:p>
          <text:p text:style-name="P3"><text:span text:style-name="T2"><text:s text:c="2"/></text:span><text:span text:style-name="T2">Call </text:span><text:span text:style-name="T2">Set_BC</text:span></text:p>
          <text:p text:style-name="P3"><text:span text:style-name="T2"><text:s text:c="2"/></text:span><text:span text:style-name="T2">Call </text:span><text:span text:style-name="T2">AdvectHor</text:span><text:span text:style-name="T2">z</text:span></text:p>
          <text:p text:style-name="P3"><text:span text:style-name="T2"><text:s text:c="2"/></text:span><text:span text:style-name="T2">Call </text:span><text:span text:style-name="T2">advect_z</text:span></text:p>
          <text:p text:style-name="P3"><text:span text:style-name="T2"><text:s text:c="2"/></text:span><text:span text:style-name="T2">Call </text:span><text:span text:style-name="T2">Set_BC</text:span></text:p>
          <text:p text:style-name="P3"><text:span text:style-name="T2"><text:s text:c="2"/></text:span><text:span text:style-name="T2">Call </text:span><text:span text:style-name="T2">DiffuseVert</text:span></text:p>
          <text:p text:style-name="P3"><text:span text:style-name="T2"><text:s text:c="2"/></text:span><text:span text:style-name="T2">Call </text:span><text:span text:style-name="T2">DiffuseHor</text:span><text:span text:style-name="T2">z</text:span></text:p>
          <text:p text:style-name="P3"><text:span text:style-name="T2"><text:s text:c="2"/></text:span><text:span text:style-name="T2">Call </text:span><text:span text:style-name="T2">Gen_Outpu</text:span><text:span text:style-name="T2">t_Vars</text:span></text:p>
          <text:p text:style-name="P3"><text:span text:style-name="T2"><text:s text:c="2"/></text:span><text:span text:style-name="T2">Call </text:span><text:span text:style-name="T2">FirstAsh</text:span></text:p>
          <text:p text:style-name="P3"><text:span text:style-name="T2"><text:s text:c="2"/></text:span><text:span text:style-name="T2">Call </text:span><text:span text:style-name="T2">Calc_vprofil</text:span><text:span text:style-name="T2">e</text:span></text:p>
          <text:p text:style-name="P3"><text:span text:style-name="T2"><text:s text:c="2"/></text:span><text:span text:style-name="T2">Call </text:span><text:span text:style-name="T2">vprofilewrit</text:span><text:span text:style-name="T2">er</text:span></text:p>
          <text:p text:style-name="P3"><text:span text:style-name="T2"><text:s text:c="2"/></text:span><text:span text:style-name="T2">Call </text:span><text:span text:style-name="T2">Gen_Outpu</text:span><text:span text:style-name="T2">t_Vars</text:span></text:p>
          <text:p text:style-name="P3"><text:span text:style-name="T2"><text:s text:c="2"/></text:span><text:span text:style-name="T2">Call </text:span><text:span text:style-name="T2">output_res</text:span><text:span text:style-name="T2">ults</text:span></text:p>
          <text:p text:style-name="P3"><text:span text:style-name="T2"><text:s text:c="2"/></text:span><text:span text:style-name="T2">Call </text:span><text:span text:style-name="T2">Gen_Outpu</text:span><text:span text:style-name="T2">t_Vars</text:span></text:p>
          <text:p text:style-name="P3"><text:span text:style-name="T2"><text:s text:c="2"/></text:span><text:span text:style-name="T2">Call </text:span><text:span text:style-name="T2">TimeStepTo</text:span><text:span text:style-name="T2">tals</text:span></text:p>
          <text:p text:style-name="P3"><text:span text:style-name="T2"><text:s text:c="2"/></text:span><text:span text:style-name="T2">Call </text:span><text:span text:style-name="T2">Gen_Outpu</text:span><text:span text:style-name="T2">t_Vars</text:span></text:p>
          <text:p text:style-name="P3"><text:span text:style-name="T2"><text:s text:c="2"/></text:span><text:span text:style-name="T2">Call </text:span><text:span text:style-name="T2">Prune_GS</text:span></text:p>
          <text:p text:style-name="P3"><text:span text:style-name="T2">End loop </text:span><text:span text:style-name="T2">over time</text:span></text:p>
          <text:p text:style-name="P3"><text:span text:style-name="T2"/></text:p>
          <text:p text:style-name="P3"><text:span text:style-name="T2">Call </text:span><text:span text:style-name="T2">Gen_Outpu</text:span><text:span text:style-name="T2">t_Vars</text:span></text:p>
          <text:p text:style-name="P3"><text:span text:style-name="T2">Call </text:span><text:span text:style-name="T2">output_res</text:span><text:span text:style-name="T2">ults</text:span></text:p>
          <text:p text:style-name="P3"><text:span text:style-name="T2">Call </text:span><text:span text:style-name="T2">TimeStepTo</text:span><text:span text:style-name="T2">tals</text:span></text:p>
          <text:p text:style-name="P3"><text:span text:style-name="T2">Call </text:span><text:span text:style-name="T2">dealloc_arr</text:span><text:span text:style-name="T2">ays</text:span></text:p>
          <text:p text:style-name="P3"><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draw:layer="layout" svg:width="5.231cm" svg:height="10.033cm" svg:x="8.977cm" svg:y="1.889cm">
          <text:p text:style-name="P2"><text:span text:style-name="T1">Input_Data.f90</text:span></text:p>
          <text:p text:style-name="P3"><text:span text:style-name="T3">MODULE Ash3d_Program_Control</text:span></text:p>
          <text:p text:style-name="P3"><text:span text:style-name="T3">Parse_Command_line</text:span></text:p>
          <text:p text:style-name="P4"><text:span text:style-name="T4"><text:s text:c="2"/></text:span><text:span text:style-name="T4">Call NC_RestartFile_ReadTimes</text:span></text:p>
          <text:p text:style-name="P4"><text:span text:style-name="T4"><text:s text:c="2"/></text:span><text:span text:style-name="T4">Call help_general</text:span></text:p>
          <text:p text:style-name="P4"><text:span text:style-name="T4"><text:s text:c="2"/></text:span><text:span text:style-name="T4">Call help_make</text:span></text:p>
          <text:p text:style-name="P4"><text:span text:style-name="T4"><text:s text:c="2"/></text:span><text:span text:style-name="T4">Call help_run</text:span></text:p>
          <text:p text:style-name="P4"><text:span text:style-name="T4"><text:s text:c="2"/></text:span><text:span text:style-name="T4">Call help_input</text:span></text:p>
          <text:p text:style-name="P4"><text:span text:style-name="T3">Set_OS_Env</text:span></text:p>
          <text:p text:style-name="P4"><text:span text:style-name="T4"><text:s text:c="2"/></text:span><text:span text:style-name="T4">Call check_endian</text:span></text:p>
          <text:p text:style-name="P4"><text:span text:style-name="T4"><text:s text:c="2"/></text:span><text:span text:style-name="T4">Call getlog</text:span></text:p>
          <text:p text:style-name="P4"><text:span text:style-name="T4"><text:s text:c="2"/></text:span><text:span text:style-name="T4">Call hostnm</text:span></text:p>
          <text:p text:style-name="P4"><text:span text:style-name="T4"><text:s text:c="2"/></text:span><text:span text:style-name="T4">Call getcwd</text:span></text:p>
          <text:p text:style-name="P4"><text:span text:style-name="T4">check_endian</text:span></text:p>
          <text:p text:style-name="P3"><text:span text:style-name="T3">Read_Control_File</text:span></text:p>
          <text:p text:style-name="P3"><text:span text:style-name="T2"><text:s text:c="2"/></text:span><text:span text:style-name="T2">Call get_ESP</text:span></text:p>
          <text:p text:style-name="P3"><text:span text:style-name="T2"><text:s text:c="2"/></text:span><text:span text:style-name="T2">Call PJ_Set_Proj</text:span></text:p>
          <text:p text:style-name="P3"><text:span text:style-name="T2"><text:s text:c="2"/></text:span><text:span text:style-name="T2">Call LatLonChecker</text:span></text:p>
          <text:p text:style-name="P3"><text:span text:style-name="T2"><text:s text:c="2"/></text:span><text:span text:style-name="T2">Call xyChecker</text:span></text:p>
          <text:p text:style-name="P3"><text:span text:style-name="T2"><text:s text:c="2"/></text:span><text:span text:style-name="T2">Call Allocate_Source_eruption</text:span></text:p>
          <text:p text:style-name="P3"><text:span text:style-name="T2"><text:s text:c="2"/></text:span><text:span text:style-name="T2">Call MR_Allocate_FullMetFileList</text:span></text:p>
          <text:p text:style-name="P3"><text:span text:style-name="T2"><text:s text:c="2"/></text:span><text:span text:style-name="T2">Call MR_Set_Gen_Index_GRIB</text:span></text:p>
          <text:p text:style-name="P3"><text:span text:style-name="T2"><text:s text:c="2"/></text:span><text:span text:style-name="T2">Call MR_Read_Met_DimVars</text:span></text:p>
          <text:p text:style-name="P3"><text:span text:style-name="T2"><text:s text:c="2"/></text:span><text:span text:style-name="T2">Call Allocate_Tephra</text:span></text:p>
          <text:p text:style-name="P3"><text:span text:style-name="T2"><text:s text:c="2"/></text:span><text:span text:style-name="T2">Call Calculate_Tephra_Shape</text:span></text:p>
          <text:p text:style-name="P3"><text:span text:style-name="T2"><text:s text:c="2"/></text:span><text:span text:style-name="T2">Call Sort_Tephra_Size</text:span></text:p>
          <text:p text:style-name="P3"><text:span text:style-name="T2"><text:s text:c="2"/></text:span><text:span text:style-name="T2">Call vprofchecker</text:span></text:p>
          <text:p text:style-name="P3"><text:span text:style-name="T3">LatLonChecker</text:span></text:p>
          <text:p text:style-name="P3"><text:span text:style-name="T3">xyChecker</text:span></text:p>
          <text:p text:style-name="P3"><text:span text:style-name="T3">vprofchec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layer="layout" svg:width="3.302cm" svg:height="3.683cm" svg:x="14.462cm" svg:y="7.858cm">
          <text:p text:style-name="P2"><text:span text:style-name="T1">Help.f90</text:span></text:p>
          <text:p text:style-name="P3"><text:span text:style-name="T3">MODULE Help</text:span></text:p>
          <text:p text:style-name="P3"><text:span text:style-name="T3">help_general</text:span></text:p>
          <text:p text:style-name="P3"><text:span text:style-name="T4"><text:s text:c="2"/></text:span><text:span text:style-name="T4">Call help_run</text:span></text:p>
          <text:p text:style-name="P3"><text:span text:style-name="T3">help_make</text:span></text:p>
          <text:p text:style-name="P3"><text:span text:style-name="T3">help_run</text:span></text:p>
          <text:p text:style-name="P3"><text:span text:style-name="T3">help_input</text:span></text:p>
          <text:p text:style-name="P3"><text:span text:style-name="T4"><text:s text:c="2"/></text:span><text:span text:style-name="T4">Call help_inputfile</text:span></text:p>
          <text:p text:style-name="P3"><text:span text:style-name="T3">help_inputfile</text:span></text:p>
          <text:p text:style-name="P3"><text:span text:style-name="T3">help_postpr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5" draw:layer="layout" svg:width="4.445cm" svg:height="4.953cm" svg:x="35.925cm" svg:y="29.504cm">
          <text:p text:style-name="P2"><text:span text:style-name="T1">write_NETCDF.f90</text:span></text:p>
          <text:p text:style-name="P3"><text:span text:style-name="T3">MODULE Ash3d_Netcdf_IO</text:span></text:p>
          <text:p text:style-name="P3"><text:span text:style-name="T3">NC_create_netcdf_file</text:span></text:p>
          <text:p text:style-name="P3"><text:span text:style-name="T3">NC_append_to_netcdf</text:span></text:p>
          <text:p text:style-name="P3"><text:span text:style-name="T3">NC_RestartFile_ReadTimes</text:span></text:p>
          <text:p text:style-name="P3"><text:span text:style-name="T3">NC_Restart_LoadConcen</text:span></text:p>
          <text:p text:style-name="P3"><text:span text:style-name="T3">NC_check_status</text:span></text:p>
          <text:p text:style-name="P3"><text:span text:style-name="T3">NC_Read_Output_Products</text:span></text:p>
          <text:p text:style-name="P3"><text:span text:style-name="T4"><text:s text:c="2"/></text:span><text:span text:style-name="T4">Call Allocate_Ntime</text:span></text:p>
          <text:p text:style-name="P3"><text:span text:style-name="T4"><text:s text:c="2"/></text:span><text:span text:style-name="T4">Call Allocate_Airports</text:span></text:p>
          <text:p text:style-name="P3"><text:span text:style-name="T4"><text:s text:c="2"/></text:span><text:span text:style-name="T4">Call Allocate_Profile</text:span></text:p>
          <text:p text:style-name="P3"><text:span text:style-name="T4"><text:s text:c="2"/></text:span><text:span text:style-name="T4">Call </text:span><text:span text:style-name="T4">Set_OutVar_ContourLev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layer="layout" svg:width="4.761cm" svg:height="3.665cm" svg:x="20.177cm" svg:y="5.59cm">
          <text:p text:style-name="P2"><text:span text:style-name="T1">Atmosphere.f90</text:span></text:p>
          <text:p text:style-name="P3"><text:span text:style-name="T3">MODULE </text:span><text:span text:style-name="T3">Atmosphere</text:span></text:p>
          <text:p text:style-name="P3"><text:span text:style-name="T3">Allocate_Atmospher</text:span><text:span text:style-name="T3">e_Met</text:span></text:p>
          <text:p text:style-name="P3"><text:span text:style-name="T3">Deallocate_Atmosp</text:span><text:span text:style-name="T3">here_Met</text:span></text:p>
          <text:p text:style-name="P3"><text:span text:style-name="T3">Set_Atmosphere_Me</text:span><text:span text:style-name="T3">so</text:span></text:p>
          <text:p text:style-name="P3"><text:span text:style-name="T4"><text:s text:c="2"/></text:span><text:span text:style-name="T4">Call </text:span><text:span text:style-name="T4">MR_Read_3d_MetP_</text:span><text:span text:style-name="T4">Variable</text:span></text:p>
          <text:p text:style-name="P3"><text:span text:style-name="T3">Dens_IdealGasLaw</text:span></text:p>
          <text:p text:style-name="P3"><text:span text:style-name="T3">Visc_Sutherland</text:span></text:p>
          <text:p text:style-name="P3"><text:span text:style-name="T3">lambda_MeanFreePa</text:span><text:span text:style-name="T3">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6.427cm" svg:height="4.826cm" svg:x="9.051cm" svg:y="13.519cm">
          <text:p text:style-name="P2"><text:span text:style-name="T1">MesoInterpolater.f90</text:span></text:p>
          <text:p text:style-name="P3"><text:span text:style-name="T3">MesoInterpolater</text:span></text:p>
          <text:p text:style-name="P3"><text:span text:style-name="T4"><text:s text:c="2"/></text:span><text:span text:style-name="T4">Call Read_NextMesoStep</text:span></text:p>
          <text:p text:style-name="P3"><text:span text:style-name="T4"><text:s text:c="2"/></text:span><text:span text:style-name="T4">Call Adjust_DT</text:span></text:p>
          <text:p text:style-name="P4"><text:span text:style-name="T4"><text:s text:c="2"/></text:span><text:span text:style-name="T4">Call umbrella_winds</text:span></text:p>
          <text:p text:style-name="P4"><text:span text:style-name="T3">Read_NextMesoStep</text:span></text:p>
          <text:p text:style-name="P3"><text:span text:style-name="T2"><text:s text:c="2"/></text:span><text:span text:style-name="T2">Call MR_Read_HGT_arrays</text:span></text:p>
          <text:p text:style-name="P3"><text:span text:style-name="T2"><text:s text:c="2"/></text:span><text:span text:style-name="T2">Call </text:span><text:span text:style-name="T2">MR_Read_3d_Met_Variable_to_</text:span><text:span text:style-name="T2">CompH</text:span></text:p>
          <text:p text:style-name="P3"><text:span text:style-name="T2"><text:s text:c="2"/></text:span><text:span text:style-name="T2">Call </text:span><text:span text:style-name="T2">MR_Rotate_UV_ER2GR_Comp</text:span></text:p>
          <text:p text:style-name="P3"><text:span text:style-name="T2"><text:s text:c="2"/></text:span><text:span text:style-name="T2">Call </text:span><text:span text:style-name="T2">MR_Rotate_UV_GR2ER_Met</text:span></text:p>
          <text:p text:style-name="P3"><text:span text:style-name="T2"><text:s text:c="2"/></text:span><text:span text:style-name="T2">Call Set_Atmosphere_Meso</text:span></text:p>
          <text:p text:style-name="P3"><text:span text:style-name="T2"><text:s text:c="2"/></text:span><text:span text:style-name="T2">Call </text:span><text:span text:style-name="T2">MR_Read_3d_MetP_Variable</text:span></text:p>
          <text:p text:style-name="P3"><text:span text:style-name="T2"><text:s text:c="2"/></text:span><text:span text:style-name="T2">Call </text:span><text:span text:style-name="T2">MR_Regrid_MetP_to_CompH</text:span></text:p>
          <text:p text:style-name="P3"><text:span text:style-name="T2"><text:s text:c="2"/></text:span><text:span text:style-name="T2">Call Set_Vf_Mes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6" draw:layer="layout" svg:width="5.485cm" svg:height="5.669cm" svg:x="14.438cm" svg:y="1.808cm">
          <text:p text:style-name="P2"><text:span text:style-name="T1">Ash3d_VariableModules.f90</text:span></text:p>
          <text:p text:style-name="P3"><text:span text:style-name="T3">MODULE precis_param</text:span></text:p>
          <text:p text:style-name="P4"><text:span text:style-name="T3">MODULE io_units</text:span></text:p>
          <text:p text:style-name="P3"><text:span text:style-name="T3">MODULE global_param</text:span></text:p>
          <text:p text:style-name="P3"><text:span text:style-name="T3">MODULE io_data</text:span></text:p>
          <text:p text:style-name="P3"><text:span text:style-name="T3">Deallocate_io_data</text:span></text:p>
          <text:p text:style-name="P3"><text:span text:style-name="T3">MODULE mesh</text:span></text:p>
          <text:p text:style-name="P3"><text:span text:style-name="T3">Allocate_mesh</text:span></text:p>
          <text:p text:style-name="P3"><text:span text:style-name="T3">Deallocate_mesh</text:span></text:p>
          <text:p text:style-name="P3"><text:span text:style-name="T3">MODULE solution</text:span></text:p>
          <text:p text:style-name="P3"><text:span text:style-name="T3">Allocate_solution</text:span></text:p>
          <text:p text:style-name="P3"><text:span text:style-name="T3">Deallocate_solution</text:span></text:p>
          <text:p text:style-name="P3"><text:span text:style-name="T3">MODULE time_data</text:span></text:p>
          <text:p text:style-name="P3"><text:span text:style-name="T3">MODULE wind_grid</text:span></text:p>
          <text:p text:style-name="P3"><text:span text:style-name="T3">Allocate_wind_grid</text:span></text:p>
          <text:p text:style-name="P3"><text:span text:style-name="T3">Deallocate_wind_gr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6" draw:layer="layout" svg:width="4.723cm" svg:height="8.136cm" svg:x="35.139cm" svg:y="1.635cm">
          <text:p text:style-name="P2"><text:span text:style-name="T1">Alloc_Arrays.f90</text:span></text:p>
          <text:p text:style-name="P3"><text:span text:style-name="T3">alloc_arrays</text:span></text:p>
          <text:p text:style-name="P3"><text:span text:style-name="T2"><text:s text:c="2"/></text:span><text:span text:style-name="T2">Call Allocate_mesh</text:span></text:p>
          <text:p text:style-name="P3"><text:span text:style-name="T2"><text:s text:c="2"/></text:span><text:span text:style-name="T2">Call Allocate_solution</text:span></text:p>
          <text:p text:style-name="P3"><text:span text:style-name="T2"><text:s text:c="2"/></text:span><text:span text:style-name="T2">Call Allocate_wind_grid</text:span></text:p>
          <text:p text:style-name="P3"><text:span text:style-name="T2"><text:s text:c="2"/></text:span><text:span text:style-name="T2">Call Allocate_Output_Vars</text:span></text:p>
          <text:p text:style-name="P3"><text:span text:style-name="T2"><text:s text:c="2"/></text:span><text:span text:style-name="T2">Call Allocate_Source_grid</text:span></text:p>
          <text:p text:style-name="P3"><text:span text:style-name="T2"><text:s text:c="2"/></text:span><text:span text:style-name="T2">Call Allocate_Diff</text:span></text:p>
          <text:p text:style-name="P3"><text:span text:style-name="T3">dealloc_arrays</text:span></text:p>
          <text:p text:style-name="P3"><text:span text:style-name="T2"><text:s text:c="2"/></text:span><text:span text:style-name="T2">Call Deallocate_io_data</text:span></text:p>
          <text:p text:style-name="P3"><text:span text:style-name="T2"><text:s text:c="2"/></text:span><text:span text:style-name="T2">Call Deallocate_mesh</text:span></text:p>
          <text:p text:style-name="P3"><text:span text:style-name="T2"><text:s text:c="2"/></text:span><text:span text:style-name="T2">Call Deallocate_solution</text:span></text:p>
          <text:p text:style-name="P3"><text:span text:style-name="T2"><text:s text:c="2"/></text:span><text:span text:style-name="T2">Call Deallocate_wind_grid</text:span></text:p>
          <text:p text:style-name="P3"><text:span text:style-name="T2"><text:s text:c="2"/></text:span><text:span text:style-name="T2">Call Deallocate_Tephra</text:span></text:p>
          <text:p text:style-name="P3"><text:span text:style-name="T2"><text:s text:c="2"/></text:span><text:span text:style-name="T2">Call Deallocate_Tephra_Met</text:span></text:p>
          <text:p text:style-name="P3"><text:span text:style-name="T2"><text:s text:c="2"/></text:span><text:span text:style-name="T2">Call Deallocate_Source</text:span></text:p>
          <text:p text:style-name="P3"><text:span text:style-name="T2"><text:s text:c="2"/></text:span><text:span text:style-name="T2">Call </text:span><text:span text:style-name="T2">Deallocate_Source_Umbrella</text:span></text:p>
          <text:p text:style-name="P4"><text:span text:style-name="T5"><text:s text:c="2"/></text:span><text:span text:style-name="T2">Call Deallocate_Diff</text:span></text:p>
          <text:p text:style-name="P4"><text:span text:style-name="T2"><text:s text:c="2"/></text:span><text:span text:style-name="T2">Call Deallocate_Output_Vars</text:span></text:p>
          <text:p text:style-name="P4"><text:span text:style-name="T2"><text:s text:c="2"/></text:span><text:span text:style-name="T2">Call Deallocate_Ntime</text:span></text:p>
          <text:p text:style-name="P4"><text:span text:style-name="T2"><text:s text:c="2"/></text:span><text:span text:style-name="T2">Call Deallocate_Profile</text:span></text:p>
          <text:p text:style-name="P4"><text:span text:style-name="T2"><text:s text:c="2"/></text:span><text:span text:style-name="T2">Call </text:span><text:span text:style-name="T2">Deallocate_Output_UserVars</text:span></text:p>
          <text:p text:style-name="P3"><text:span text:style-name="T2"><text:s text:c="2"/></text:span><text:span text:style-name="T2">Call Deallocate_Airports</text:span></text:p>
          <text:p text:style-name="P3"><text:span text:style-name="T2"><text:s text:c="2"/></text:span><text:span text:style-name="T2">Call </text:span><text:span text:style-name="T2">Deallocate_Atmosphere_Met</text:span></text:p>
          <text:p text:style-name="P3"><text:span text:style-name="T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7" draw:layer="layout" svg:width="4.064cm" svg:height="3.329cm" svg:x="20.177cm" svg:y="1.762cm">
          <text:p text:style-name="P2"><text:span text:style-name="T1">Calc_Mesh.f90</text:span></text:p>
          <text:p text:style-name="P3"><text:span text:style-name="T3">calc_mesh_params</text:span></text:p>
          <text:p text:style-name="P3"><text:span text:style-name="T2"><text:s text:c="2"/></text:span><text:span text:style-name="T2">Call </text:span><text:span text:style-name="T2">MR_Set_CompProjecti</text:span><text:span text:style-name="T2">on</text:span></text:p>
          <text:p text:style-name="P3"><text:span text:style-name="T2"><text:s text:c="2"/></text:span><text:span text:style-name="T2">Call </text:span><text:span text:style-name="T2">MR_Initialize_Met_Grid</text:span><text:span text:style-name="T2">s</text:span></text:p>
          <text:p text:style-name="P3"><text:span text:style-name="T2"><text:s text:c="2"/></text:span><text:span text:style-name="T2">Call </text:span><text:span text:style-name="T2">MR_Set_Met_Times</text:span></text:p>
          <text:p text:style-name="P3"><text:span text:style-name="T3">get_minmax_lonlat</text:span></text:p>
          <text:p text:style-name="P3"><text:span text:style-name="T2"><text:s text:c="2"/></text:span><text:span text:style-name="T2">Call PJ_proj_inv</text:span></text:p>
          <text:p text:style-name="P3"><text:span text:style-name="T3">get_minmax_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6" draw:layer="layout" svg:width="2.794cm" svg:height="1.016cm" svg:x="15.859cm" svg:y="13.646cm">
          <text:p text:style-name="P2"><text:span text:style-name="T1">Adjust_DT.f90</text:span></text:p>
          <text:p text:style-name="P3"><text:span text:style-name="T3">Adjust_D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6" draw:layer="layout" svg:width="4.72cm" svg:height="4.812cm" svg:x="30.951cm" svg:y="29.504cm">
          <text:p text:style-name="P2"><text:span text:style-name="T1">write_KML.f90</text:span></text:p>
          <text:p text:style-name="P3"><text:span text:style-name="T3">MODULE Ash3d_KML_IO</text:span></text:p>
          <text:p text:style-name="P3"><text:span text:style-name="T3">Set_OutVar_Specs</text:span></text:p>
          <text:p text:style-name="P3"><text:span text:style-name="T3">OpenFile_KML</text:span></text:p>
          <text:p text:style-name="P3"><text:span text:style-name="T4"><text:s text:c="2"/></text:span><text:span text:style-name="T4">Call PlotModelBoundary</text:span></text:p>
          <text:p text:style-name="P3"><text:span text:style-name="T4"><text:s text:c="2"/></text:span><text:span text:style-name="T4">Call PJ_proj_inv</text:span></text:p>
          <text:p text:style-name="P3"><text:span text:style-name="T3">Write_2D_KML</text:span></text:p>
          <text:p text:style-name="P3"><text:span text:style-name="T4"><text:s text:c="2"/></text:span><text:span text:style-name="T4">Call PJ_proj_inv</text:span></text:p>
          <text:p text:style-name="P3"><text:span text:style-name="T3">Write_PointData_Airports_KML</text:span></text:p>
          <text:p text:style-name="P3"><text:span text:style-name="T4"><text:s text:c="2"/></text:span><text:span text:style-name="T4">Call PJ_proj_inv</text:span></text:p>
          <text:p text:style-name="P3"><text:span text:style-name="T3">Close_KML</text:span></text:p>
          <text:p text:style-name="P3"><text:span text:style-name="T3">PlotModelBoundary</text:span></text:p>
          <text:p text:style-name="P3"><text:span text:style-name="T4"><text:s text:c="2"/></text:span><text:span text:style-name="T4">Call PJ_proj_in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6" draw:layer="layout" svg:width="5.207cm" svg:height="6.096cm" svg:x="19.977cm" svg:y="29.631cm">
          <text:p text:style-name="P2"><text:span text:style-name="T1">Output_Results.f90</text:span></text:p>
          <text:p text:style-name="P3"><text:span text:style-name="T3">output_results</text:span></text:p>
          <text:p text:style-name="P3"><text:span text:style-name="T2"><text:s text:c="2"/></text:span><text:span text:style-name="T2">Call Set_OutVar_Specs</text:span></text:p>
          <text:p text:style-name="P3"><text:span text:style-name="T2"><text:s text:c="2"/></text:span><text:span text:style-name="T2">Call OpenFile_KML</text:span></text:p>
          <text:p text:style-name="P3"><text:span text:style-name="T2"><text:s text:c="2"/></text:span><text:span text:style-name="T2">Call create_netcdf_file</text:span></text:p>
          <text:p text:style-name="P3"><text:span text:style-name="T2"><text:s text:c="2"/></text:span><text:span text:style-name="T2">Call write_2D_ASCII</text:span></text:p>
          <text:p text:style-name="P3"><text:span text:style-name="T2"><text:s text:c="2"/></text:span><text:span text:style-name="T2">Call write_2D_KML</text:span></text:p>
          <text:p text:style-name="P3"><text:span text:style-name="T2"><text:s text:c="2"/></text:span><text:span text:style-name="T2">Call write_3D_ASCII</text:span></text:p>
          <text:p text:style-name="P3"><text:span text:style-name="T2"><text:s text:c="2"/></text:span><text:span text:style-name="T2">Call write_3D_Binary</text:span></text:p>
          <text:p text:style-name="P3"><text:span text:style-name="T2"><text:s text:c="2"/></text:span><text:span text:style-name="T2">Call append_to_netcdf</text:span></text:p>
          <text:p text:style-name="P3"><text:span text:style-name="T2"><text:s text:c="2"/></text:span><text:span text:style-name="T2">Call vprofileclose</text:span></text:p>
          <text:p text:style-name="P3"><text:span text:style-name="T2"><text:s text:c="2"/></text:span><text:span text:style-name="T2">Call OpenFile_KML</text:span></text:p>
          <text:p text:style-name="P3"><text:span text:style-name="T2"><text:s text:c="2"/></text:span><text:span text:style-name="T2">Call Write_2D_KML</text:span></text:p>
          <text:p text:style-name="P3"><text:span text:style-name="T2"><text:s text:c="2"/></text:span><text:span text:style-name="T2">Call Close_KML</text:span></text:p>
          <text:p text:style-name="P3"><text:span text:style-name="T2"><text:s text:c="2"/></text:span><text:span text:style-name="T2">Call write_2D_ASCII</text:span></text:p>
          <text:p text:style-name="P3"><text:span text:style-name="T2"><text:s text:c="2"/></text:span><text:span text:style-name="T2">Call </text:span><text:span text:style-name="T2">Write_PointData_Airports_KM</text:span><text:span text:style-name="T2">L</text:span></text:p>
          <text:p text:style-name="P3"><text:span text:style-name="T2"><text:s text:c="2"/></text:span><text:span text:style-name="T2">Call </text:span><text:span text:style-name="T2">Write_PointData_Airports_AS</text:span><text:span text:style-name="T2">CI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draw:layer="layout" svg:width="4.571cm" svg:height="2.399cm" svg:x="14.335cm" svg:y="26.597cm">
          <text:p text:style-name="P2"><text:span text:style-name="T1">TimeStepTotals.f90</text:span></text:p>
          <text:p text:style-name="P3"><text:span text:style-name="T3">TimeStepsTotals</text:span></text:p>
          <text:p text:style-name="P3"><text:span text:style-name="T2"><text:s text:c="2"/></text:span><text:span text:style-name="T2">Call Calc_AshVol_Aloft</text:span></text:p>
          <text:p text:style-name="P3"><text:span text:style-name="T2"><text:s text:c="2"/></text:span><text:span text:style-name="T2">Call </text:span><text:span text:style-name="T2">Calc_AshVol_Deposit</text:span></text:p>
          <text:p text:style-name="P3"><text:span text:style-name="T2"><text:s text:c="2"/></text:span><text:span text:style-name="T2">Call </text:span><text:span text:style-name="T2">Calc_AshVol_Outflow</text:span></text:p>
          <text:p text:style-name="P3"><text:span text:style-name="T2"><text:s text:c="2"/></text:span><text:span text:style-name="T2">HS_yyyymmddhhmm_sin</text:span><text:span text:style-name="T2">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3.428cm" svg:height="1.524cm" svg:x="20.125cm" svg:y="17.057cm">
          <text:p text:style-name="P2"><text:span text:style-name="T1">Set_BC.f90</text:span></text:p>
          <text:p text:style-name="P3"><text:span text:style-name="T3">Set_B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 draw:layer="layout" svg:width="4.953cm" svg:height="3.175cm" svg:x="24.298cm" svg:y="13.319cm">
          <text:p text:style-name="P2"><text:span text:style-name="T1">Source_Umbrella.f90</text:span></text:p>
          <text:p text:style-name="P3"><text:span text:style-name="T3">MODULE Source_Umbrella</text:span></text:p>
          <text:p text:style-name="P3"><text:span text:style-name="T3">Allocate_Source_Umbrella</text:span></text:p>
          <text:p text:style-name="P3"><text:span text:style-name="T3">Deallocate_Source_Umbrella</text:span></text:p>
          <text:p text:style-name="P3"><text:span text:style-name="T3">umbrella_winds</text:span></text:p>
          <text:p text:style-name="P3"><text:span text:style-name="T3">TephraSourceNodes_Umbrella</text:span></text:p>
          <text:p text:style-name="P3"><text:span text:style-name="T3">SourceVolInc_Umbrella</text:span></text:p>
          <text:p text:style-name="P3"><text:span text:style-name="T3">AbgCon_Umbrell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8" draw:layer="layout" svg:width="5.997cm" svg:height="0.962cm" svg:x="8.772cm" svg:y="0.938cm">
          <draw:text-box>
            <text:p>Setup / Initialization</text:p>
          </draw:text-box>
        </draw:frame>
        <draw:frame draw:style-name="gr23" draw:text-style-name="P8" draw:layer="layout" svg:width="7.618cm" svg:height="0.962cm" svg:x="8.872cm" svg:y="12.638cm">
          <draw:text-box>
            <text:p>Set Met. Values / Calc. dt</text:p>
          </draw:text-box>
        </draw:frame>
        <draw:frame draw:style-name="gr24" draw:text-style-name="P8" draw:layer="layout" svg:width="2.509cm" svg:height="0.962cm" svg:x="19.448cm" svg:y="12.419cm">
          <draw:text-box>
            <text:p>Source</text:p>
          </draw:text-box>
        </draw:frame>
        <draw:frame draw:style-name="gr25" draw:text-style-name="P8" draw:layer="layout" svg:width="3.283cm" svg:height="0.962cm" svg:x="8.747cm" svg:y="19.044cm">
          <draw:text-box>
            <text:p>Advection</text:p>
          </draw:text-box>
        </draw:frame>
        <draw:frame draw:style-name="gr26" draw:text-style-name="P8" draw:layer="layout" svg:width="5.971cm" svg:height="0.962cm" svg:x="9.005cm" svg:y="25.536cm">
          <draw:text-box>
            <text:p>Test Output Criteria</text:p>
          </draw:text-box>
        </draw:frame>
        <draw:frame draw:style-name="gr27" draw:text-style-name="P8" draw:layer="layout" svg:width="2.407cm" svg:height="0.962cm" svg:x="19.815cm" svg:y="27.961cm">
          <draw:text-box>
            <text:p>Output</text:p>
          </draw:text-box>
        </draw:frame>
        <draw:custom-shape draw:style-name="gr28" draw:text-style-name="P9" draw:layer="layout" svg:width="3.175cm" svg:height="13.081cm" svg:x="5.445cm" svg:y="2.90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9" draw:text-style-name="P9" draw:layer="layout" svg:width="3.302cm" svg:height="5.334cm" svg:x="5.445cm" svg:y="14.20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0" draw:text-style-name="P9" draw:layer="layout" svg:width="3.302cm" svg:height="2.54cm" svg:x="5.445cm" svg:y="20.25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1" draw:text-style-name="P9" draw:layer="layout" svg:width="3.429cm" svg:height="8.255cm" svg:x="5.445cm" svg:y="24.113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2" draw:text-style-name="P6" draw:layer="layout" svg:width="4.445cm" svg:height="4.318cm" svg:x="30.464cm" svg:y="5.318cm">
          <text:p text:style-name="P2"><text:span text:style-name="T1">Airports.f90</text:span></text:p>
          <text:p text:style-name="P3"><text:span text:style-name="T3">MODULE Airports</text:span></text:p>
          <text:p text:style-name="P3"><text:span text:style-name="T3">Allocate_Airports</text:span></text:p>
          <text:p text:style-name="P3"><text:span text:style-name="T3">Deallocate_Airports</text:span></text:p>
          <text:p text:style-name="P3"><text:span text:style-name="T3">ReadAirports</text:span></text:p>
          <text:p text:style-name="P3"><text:span text:style-name="T4"><text:s text:c="2"/></text:span><text:span text:style-name="T4">Call Read_GlobalAirports</text:span></text:p>
          <text:p text:style-name="P3"><text:span text:style-name="T4"><text:s text:c="2"/></text:span><text:span text:style-name="T4">Call ReadExtAirports</text:span></text:p>
          <text:p text:style-name="P3"><text:span text:style-name="T4"><text:s text:c="2"/></text:span><text:span text:style-name="T4">Call PJ_proj_for</text:span></text:p>
          <text:p text:style-name="P3"><text:span text:style-name="T4"><text:s text:c="2"/></text:span><text:span text:style-name="T4">Call Allocate_Airports</text:span></text:p>
          <text:p text:style-name="P3"><text:span text:style-name="T4"><text:s text:c="2"/></text:span><text:span text:style-name="T4">Call PJ_proj_for</text:span></text:p>
          <text:p text:style-name="P3"><text:span text:style-name="T3">bilinear_thickness</text:span></text:p>
          <text:p text:style-name="P3"><text:span text:style-name="T3">ReadExtApirports</text:span></text:p>
          <text:p text:style-name="P3"><text:span text:style-name="T3">Read_GlobalAirpor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0" draw:layer="layout" svg:width="4.961cm" svg:height="6.731cm" svg:x="25.249cm" svg:y="1.762cm">
          <text:p text:style-name="P2"><text:span text:style-name="T1">Tephra.f90</text:span></text:p>
          <text:p text:style-name="P3"><text:span text:style-name="T3">MODULE Tephra</text:span></text:p>
          <text:p text:style-name="P3"><text:span text:style-name="T3">Allocate_Tephra</text:span></text:p>
          <text:p text:style-name="P3"><text:span text:style-name="T3">Allocate_Tephra_Met</text:span></text:p>
          <text:p text:style-name="P3"><text:span text:style-name="T3">Deallocate_Tephra</text:span></text:p>
          <text:p text:style-name="P3"><text:span text:style-name="T3">Deallocate_Tephra_Met</text:span></text:p>
          <text:p text:style-name="P3"><text:span text:style-name="T3">Set_Vf_Meso</text:span></text:p>
          <text:p text:style-name="P3"><text:span text:style-name="T2"><text:s text:c="2"/></text:span><text:span text:style-name="T2">Call Regrid_MetP_to_CompH</text:span></text:p>
          <text:p text:style-name="P3"><text:span text:style-name="T3">Calculate_Tephra_Shape</text:span></text:p>
          <text:p text:style-name="P3"><text:span text:style-name="T3">Sort_Tephra_Size</text:span></text:p>
          <text:p text:style-name="P3"><text:span text:style-name="T3"><text:s text:c="2"/></text:span><text:span text:style-name="T4">Call partition_gsbins</text:span></text:p>
          <text:p text:style-name="P3"><text:span text:style-name="T3">partition_gsbins</text:span></text:p>
          <text:p text:style-name="P3"><text:span text:style-name="T3">Prune_GS</text:span></text:p>
          <text:p text:style-name="P3"><text:span text:style-name="T3">vset_WH</text:span></text:p>
          <text:p text:style-name="P3"><text:span text:style-name="T3">vset_WH_slip</text:span></text:p>
          <text:p text:style-name="P3"><text:span text:style-name="T3">vset_WH_PCM</text:span></text:p>
          <text:p text:style-name="P3"><text:span text:style-name="T3">vset_Gans</text:span></text:p>
          <text:p text:style-name="P3"><text:span text:style-name="T3">vset_Stokes</text:span></text:p>
          <text:p text:style-name="P3"><text:span text:style-name="T3">vset_Stokessl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0" draw:layer="layout" svg:width="4.423cm" svg:height="3.556cm" svg:x="19.599cm" svg:y="13.319cm">
          <text:p text:style-name="P2"><text:span text:style-name="T1">Source.f90</text:span></text:p>
          <text:p text:style-name="P3"><text:span text:style-name="T3">MODULE Source</text:span></text:p>
          <text:p text:style-name="P3"><text:span text:style-name="T3">Allocate_Source_eruption</text:span></text:p>
          <text:p text:style-name="P3"><text:span text:style-name="T3">Allocate_Source_grid</text:span></text:p>
          <text:p text:style-name="P3"><text:span text:style-name="T3">Deallocate_Source</text:span></text:p>
          <text:p text:style-name="P4"><text:span text:style-name="T3">Calc_Normalized_SourceCol</text:span></text:p>
          <text:p text:style-name="P3"><text:span text:style-name="T3">EruptivePulse_MassFluxRate</text:span></text:p>
          <text:p text:style-name="P3"><text:span text:style-name="T3">CheckEruptivePulses</text:span></text:p>
          <text:p text:style-name="P3"><text:span text:style-name="T3">TephraSourceNodes</text:span></text:p>
          <text:p text:style-name="P3"><text:span text:style-name="T3">SourceVolI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0" draw:layer="layout" svg:width="5.328cm" svg:height="2.321cm" svg:x="9.168cm" svg:y="20.025cm">
          <text:p text:style-name="P2"><text:span text:style-name="T1">AdvectionHorz.f90</text:span></text:p>
          <text:p text:style-name="P3"><text:span text:style-name="T3">MODULE AdvectionHorz</text:span></text:p>
          <text:p text:style-name="P3"><text:span text:style-name="T3">AdvectHorz</text:span></text:p>
          <text:p text:style-name="P3"><text:span text:style-name="T4"><text:s text:c="2"/></text:span><text:span text:style-name="T4">Call advect_x</text:span></text:p>
          <text:p text:style-name="P3"><text:span text:style-name="T4"><text:s text:c="2"/></text:span><text:span text:style-name="T4">Call advect_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7" draw:layer="layout" svg:width="5.328cm" svg:height="1.778cm" svg:x="9.168cm" svg:y="22.6cm">
          <text:p text:style-name="P2"><text:span text:style-name="T1">AdvectionHorz_DCU.f90</text:span></text:p>
          <text:p text:style-name="P3"><text:span text:style-name="T3">MODULE AdvectionHorz_DCU</text:span></text:p>
          <text:p text:style-name="P3"><text:span text:style-name="T3">advect_x</text:span></text:p>
          <text:p text:style-name="P3"><text:span text:style-name="T3">advect_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7" draw:layer="layout" svg:width="5.328cm" svg:height="1.778cm" svg:x="14.804cm" svg:y="22.6cm">
          <text:p text:style-name="P2"><text:span text:style-name="T1">AdvectionVert_DCU.f90</text:span></text:p>
          <text:p text:style-name="P3"><text:span text:style-name="T3">MODULE AdvectionVert_DCU</text:span></text:p>
          <text:p text:style-name="P3"><text:span text:style-name="T3">advect_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7" draw:layer="layout" svg:width="3.937cm" svg:height="7.112cm" svg:x="24.173cm" svg:y="19.977cm">
          <text:p text:style-name="P2"><text:span text:style-name="T1">Diffusion.f90</text:span></text:p>
          <text:p text:style-name="P3"><text:span text:style-name="T3">MODULE Diffusion</text:span></text:p>
          <text:p text:style-name="P3"><text:span text:style-name="T3">Allocate_Diff</text:span></text:p>
          <text:p text:style-name="P3"><text:span text:style-name="T3">Deallocate_Diff</text:span></text:p>
          <text:p text:style-name="P3"><text:span text:style-name="T3">DiffuseHorz</text:span></text:p>
          <text:p text:style-name="P3"><text:span text:style-name="T4"><text:s text:c="2"/></text:span><text:span text:style-name="T4">Call diffCN_x</text:span></text:p>
          <text:p text:style-name="P3"><text:span text:style-name="T4"><text:s text:c="2"/></text:span><text:span text:style-name="T4">Call diffCN_y</text:span></text:p>
          <text:p text:style-name="P3"><text:span text:style-name="T4"><text:s text:c="2"/></text:span><text:span text:style-name="T4">Call diff_x</text:span></text:p>
          <text:p text:style-name="P3"><text:span text:style-name="T4"><text:s text:c="2"/></text:span><text:span text:style-name="T4">Call diff_y</text:span></text:p>
          <text:p text:style-name="P3"><text:span text:style-name="T3">DiffuseVert</text:span></text:p>
          <text:p text:style-name="P3"><text:span text:style-name="T4"><text:s text:c="2"/></text:span><text:span text:style-name="T4">Call diffCN_z</text:span></text:p>
          <text:p text:style-name="P3"><text:span text:style-name="T4"><text:s text:c="2"/></text:span><text:span text:style-name="T4">Call diff_z</text:span></text:p>
          <text:p text:style-name="P3"><text:span text:style-name="T3">diff_x</text:span></text:p>
          <text:p text:style-name="P3"><text:span text:style-name="T3">diff_y</text:span></text:p>
          <text:p text:style-name="P3"><text:span text:style-name="T3">diff_z</text:span></text:p>
          <text:p text:style-name="P3"><text:span text:style-name="T3">diffCN_x</text:span></text:p>
          <text:p text:style-name="P3"><text:span text:style-name="T4"><text:s text:c="2"/></text:span><text:span text:style-name="T4">Call sptsv / dptsv</text:span></text:p>
          <text:p text:style-name="P3"><text:span text:style-name="T3">diffCN_y</text:span></text:p>
          <text:p text:style-name="P3"><text:span text:style-name="T4"><text:s text:c="2"/></text:span><text:span text:style-name="T4">Call sptsv / dptsv</text:span></text:p>
          <text:p text:style-name="P3"><text:span text:style-name="T3">diffCN_z</text:span></text:p>
          <text:p text:style-name="P3"><text:span text:style-name="T4"><text:s text:c="2"/></text:span><text:span text:style-name="T4">Call sptsv / dpts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699cm" svg:height="9.271cm" svg:x="9.128cm" svg:y="26.583cm">
          <text:p text:style-name="P2"><text:span text:style-name="T1">Output_Vars.f90</text:span></text:p>
          <text:p text:style-name="P3"><text:span text:style-name="T3">MODULE Output_Vars</text:span></text:p>
          <text:p text:style-name="P3"><text:span text:style-name="T3">Allocate_Output_Vars</text:span></text:p>
          <text:p text:style-name="P3"><text:span text:style-name="T3">Allocate_Ntime</text:span></text:p>
          <text:p text:style-name="P3"><text:span text:style-name="T3">Allocate_Profile</text:span></text:p>
          <text:p text:style-name="P3"><text:span text:style-name="T3">Allocate_Output_UserVars</text:span></text:p>
          <text:p text:style-name="P3"><text:span text:style-name="T3">Deallocate_Output_Vars</text:span></text:p>
          <text:p text:style-name="P3"><text:span text:style-name="T3">Deallocate_Ntime</text:span></text:p>
          <text:p text:style-name="P3"><text:span text:style-name="T3">Deallocate_Profile</text:span></text:p>
          <text:p text:style-name="P3"><text:span text:style-name="T3">Deallocate_Output_UserVars</text:span></text:p>
          <text:p text:style-name="P3"><text:span text:style-name="T3">Set_OutVar_ContourLevel</text:span></text:p>
          <text:p text:style-name="P3"><text:span text:style-name="T3">AshThicknessCalculator</text:span></text:p>
          <text:p text:style-name="P3"><text:span text:style-name="T3">AshTotalCalculator</text:span></text:p>
          <text:p text:style-name="P3"><text:span text:style-name="T3">DbZCalculator</text:span></text:p>
          <text:p text:style-name="P3"><text:span text:style-name="T4"><text:s text:c="2"/></text:span><text:span text:style-name="T4">Call AshLoadCalculator</text:span></text:p>
          <text:p text:style-name="P3"><text:span text:style-name="T3">ConcentrationCalculator</text:span></text:p>
          <text:p text:style-name="P3"><text:span text:style-name="T3">CloudAreaCalculator</text:span></text:p>
          <text:p text:style-name="P3"><text:span text:style-name="T3">Get_Output_Vars</text:span></text:p>
          <text:p text:style-name="P3"><text:span text:style-name="T4"><text:s text:c="2"/></text:span><text:span text:style-name="T4">Call AshThicknessCalculator</text:span></text:p>
          <text:p text:style-name="P3"><text:span text:style-name="T4"><text:s text:c="2"/></text:span><text:span text:style-name="T4">Call ConcentrationCalculator</text:span></text:p>
          <text:p text:style-name="P3"><text:span text:style-name="T4"><text:s text:c="2"/></text:span><text:span text:style-name="T4">Call CloudAreaCalculator</text:span></text:p>
          <text:p text:style-name="P3"><text:span text:style-name="T3">Calc_AshVol_Aloft</text:span></text:p>
          <text:p text:style-name="P4"><text:span text:style-name="T3">Calc_vprofile</text:span></text:p>
          <text:p text:style-name="P3"><text:span text:style-name="T3">Calc_AshVol_Deposit</text:span></text:p>
          <text:p text:style-name="P3"><text:span text:style-name="T3">Calc_AshVol_Outflow</text:span></text:p>
          <text:p text:style-name="P3"><text:span text:style-name="T3">FirstAsh</text:span></text:p>
          <text:p text:style-name="P3"><text:span text:style-name="T3"><text:s text:c="2"/></text:span><text:span text:style-name="T4">Call ConcentrationCalculator</text:span></text:p>
          <text:p text:style-name="P3"><text:span text:style-name="T4"><text:s text:c="2"/></text:span><text:span text:style-name="T4">Call AshThicknessCalcul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6" draw:layer="layout" svg:width="3.302cm" svg:height="2.032cm" svg:x="25.384cm" svg:y="8.747cm">
          <text:p text:style-name="P2"><text:span text:style-name="T1">VotW.f90</text:span></text:p>
          <text:p text:style-name="P3"><text:span text:style-name="T3">MODULE VotW_ESP</text:span></text:p>
          <text:p text:style-name="P3"><text:span text:style-name="T3">get_ESP</text:span></text:p>
          <text:p text:style-name="P3"><text:span text:style-name="T4"><text:s text:c="2"/></text:span><text:span text:style-name="T4">Call VotW_v12</text:span></text:p>
          <text:p text:style-name="P3"><text:span text:style-name="T3">VotW_v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5" draw:layer="layout" svg:width="4.953cm" svg:height="1.713cm" svg:x="25.638cm" svg:y="33.441cm">
          <text:p text:style-name="P2"><text:span text:style-name="T1">write_BINARY.f90</text:span></text:p>
          <text:p text:style-name="P3"><text:span text:style-name="T1">MODULE Ash3d_Binary_IO</text:span></text:p>
          <text:p text:style-name="P3"><text:span text:style-name="T3">write_3D_Binary</text:span></text:p>
          <text:p text:style-name="P3"><text:span text:style-name="T3">write_2D_Binary</text:span><text:span text:style-name="T2">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 draw:layer="layout" svg:width="4.953cm" svg:height="3.429cm" svg:x="25.638cm" svg:y="29.631cm">
          <text:p text:style-name="P2"><text:span text:style-name="T1">write_ASCII.f90</text:span></text:p>
          <text:p text:style-name="P3"><text:span text:style-name="T3">MODULE Ash3d_ASCII_IO</text:span></text:p>
          <text:p text:style-name="P3"><text:span text:style-name="T2">Vprofileopener</text:span></text:p>
          <text:p text:style-name="P3"><text:span text:style-name="T2">Vprofilewriter</text:span></text:p>
          <text:p text:style-name="P3"><text:span text:style-name="T2">Vprofilecloser</text:span></text:p>
          <text:p text:style-name="P3"><text:span text:style-name="T2">write_2D_ASCII</text:span></text:p>
          <text:p text:style-name="P3"><text:span text:style-name="T2">read_2D_ASCII</text:span></text:p>
          <text:p text:style-name="P3"><text:span text:style-name="T2">write_3D_ASCII</text:span></text:p>
          <text:p text:style-name="P3"><text:span text:style-name="T2">write_PointData_Airports_ASCI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8" draw:layer="layout" svg:width="2.953cm" svg:height="0.962cm" svg:x="21.32cm" svg:y="19.05cm">
          <draw:text-box>
            <text:p>Diffusion</text:p>
          </draw:text-box>
        </draw:frame>
        <draw:custom-shape draw:style-name="gr43" draw:text-style-name="P11" draw:layer="layout" svg:width="8.509cm" svg:height="0.508cm" svg:x="29.067cm" svg:y="9.89cm">
          <text:p text:style-name="P3"><text:span text:style-name="T1">/opt/USGS/Ash3d/share/GlobalAirports_ewert.t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6" draw:layer="layout" svg:width="4.571cm" svg:height="1.27cm" svg:x="20.177cm" svg:y="9.636cm">
          <text:p text:style-name="P2"><text:span text:style-name="T1">ResetParams.f90</text:span></text:p>
          <text:p text:style-name="P3"><text:span text:style-name="T3">input_data_ResetParams</text:span></text:p>
          <text:p text:style-name="P3"><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11" draw:layer="layout" svg:width="8.509cm" svg:height="0.508cm" svg:x="25.384cm" svg:y="11.033cm">
          <text:p text:style-name="P3"><text:span text:style-name="T1">/opt/USGS/Ash3d/share/VotW_ESP_v12_csv.t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11cm" fo:page-height="42.0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initial-creator>Hans Schwaiger</meta:initial-creator>
    <meta:creation-date>2014-08-01T10:49:01</meta:creation-date>
    <dc:date>2023-09-12T15:46:57.606923809</dc:date>
    <meta:editing-duration>P4DT3H50M8S</meta:editing-duration>
    <meta:editing-cycles>77</meta:editing-cycles>
    <meta:generator>LibreOffice/6.4.7.2$Linux_X86_64 LibreOffice_project/40$Build-2</meta:generator>
    <meta:document-statistic meta:object-count="47"/>
  </office:meta>
</office:document-meta>
</file>